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8.209cm" fo:margin-left="0cm" fo:margin-right="-1.21cm" table:align="margins"/>
    </style:style>
    <style:style style:name="Таблица1.A" style:family="table-column">
      <style:table-column-properties style:column-width="0.841cm" style:rel-column-width="477*"/>
    </style:style>
    <style:style style:name="Таблица1.B" style:family="table-column">
      <style:table-column-properties style:column-width="14.215cm" style:rel-column-width="8059*"/>
    </style:style>
    <style:style style:name="Таблица1.C" style:family="table-column">
      <style:table-column-properties style:column-width="3.152cm" style:rel-column-width="1787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8.209cm" fo:margin-left="0cm" fo:margin-right="-1.21cm" fo:break-before="page" table:align="margins"/>
    </style:style>
    <style:style style:name="Таблица2.A" style:family="table-column">
      <style:table-column-properties style:column-width="0.841cm" style:rel-column-width="477*"/>
    </style:style>
    <style:style style:name="Таблица2.B" style:family="table-column">
      <style:table-column-properties style:column-width="14.215cm" style:rel-column-width="8059*"/>
    </style:style>
    <style:style style:name="Таблица2.C" style:family="table-column">
      <style:table-column-properties style:column-width="3.152cm" style:rel-column-width="1787*"/>
    </style:style>
    <style:style style:name="Таблица2.A1" style:family="table-cell">
      <style:table-cell-properties fo:padding="0.097cm" fo:border="none"/>
    </style:style>
    <style:style style:name="P1" style:family="paragraph" style:parent-style-name="Text_20_body">
      <style:paragraph-properties fo:margin-left="0cm" fo:margin-right="0cm" fo:margin-top="0cm" fo:margin-bottom="0cm" fo:text-align="end" style:justify-single-word="false" fo:text-indent="0cm" style:auto-text-indent="false" style:writing-mode="lr-tb"/>
      <style:text-properties fo:font-size="16pt" fo:language="ru" fo:country="RU"/>
    </style:style>
    <style:style style:name="P2" style:family="paragraph" style:parent-style-name="Text_20_body">
      <style:paragraph-properties fo:margin-left="0cm" fo:margin-right="0cm" fo:margin-top="5.715cm" fo:margin-bottom="0.423cm" fo:text-align="center" style:justify-single-word="false" fo:text-indent="0cm" style:auto-text-indent="false" style:writing-mode="lr-tb"/>
      <style:text-properties fo:font-size="26pt" fo:language="ru" fo:country="RU"/>
    </style:style>
    <style:style style:name="P3" style:family="paragraph" style:parent-style-name="Text_20_body">
      <style:paragraph-properties fo:margin-left="0cm" fo:margin-right="0cm" fo:margin-top="0cm" fo:margin-bottom="0.423cm" fo:text-align="center" style:justify-single-word="false" fo:text-indent="0cm" style:auto-text-indent="false" style:writing-mode="lr-tb"/>
      <style:text-properties fo:font-size="20pt" fo:language="ru" fo:country="RU"/>
    </style:style>
    <style:style style:name="P4" style:family="paragraph" style:parent-style-name="Text_20_body">
      <style:paragraph-properties fo:margin-left="0cm" fo:margin-right="0cm" fo:margin-top="0cm" fo:margin-bottom="0.423cm" fo:text-align="center" style:justify-single-word="false" fo:text-indent="0cm" style:auto-text-indent="false" style:writing-mode="lr-tb"/>
      <style:text-properties fo:font-size="18pt" fo:language="ru" fo:country="RU"/>
    </style:style>
    <style:style style:name="P5" style:family="paragraph" style:parent-style-name="Text_20_body">
      <style:paragraph-properties fo:margin-left="0cm" fo:margin-right="0cm" fo:margin-top="7.408cm" fo:margin-bottom="0.353cm" fo:text-align="end" style:justify-single-word="false" fo:text-indent="0cm" style:auto-text-indent="false" style:writing-mode="lr-tb"/>
      <style:text-properties fo:font-size="16pt" fo:language="ru" fo:country="RU"/>
    </style:style>
    <style:style style:name="P6" style:family="paragraph" style:parent-style-name="Text_20_body">
      <style:paragraph-properties fo:margin-left="0cm" fo:margin-right="0cm" fo:margin-top="3.551cm" fo:margin-bottom="0.42cm" fo:text-align="center" style:justify-single-word="false" fo:text-indent="0cm" style:auto-text-indent="false" style:writing-mode="lr-tb"/>
      <style:text-properties fo:font-size="16pt" fo:language="ru" fo:country="RU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Monospace" fo:font-size="10pt" fo:language="zxx" fo:country="none" style:text-underline-style="none" style:font-name-asian="Monospace" style:font-size-asian="10pt" style:language-asian="zxx" style:country-asian="none" style:font-name-complex="Monospace" style:font-size-complex="10pt" style:language-complex="zxx" style:country-complex="non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fo:language="zxx" fo:country="none" style:text-underline-style="none" style:font-name-asian="Monospace" style:font-size-asian="10pt" style:language-asian="zxx" style:country-asian="none" style:font-name-complex="Monospace" style:font-size-complex="10pt" style:language-complex="zxx" style:country-complex="non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7f0055" style:font-name="Monospace" fo:font-size="10pt" fo:language="zxx" fo:country="none" style:text-underline-style="none" fo:font-weight="bold" style:font-name-asian="Monospace" style:font-size-asian="10pt" style:language-asian="zxx" style:country-asian="none" style:font-weight-asian="bold" style:font-name-complex="Monospace" style:font-size-complex="10pt" style:language-complex="zxx" style:country-complex="none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ext_20_body" style:list-style-name="L1"/>
    <style:style style:name="P13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P14" style:family="paragraph" style:parent-style-name="Text_20_body" style:list-style-name="L1">
      <style:text-properties style:text-position="0% 100%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text-position="0% 100%"/>
    </style:style>
    <style:style style:name="P18" style:family="paragraph" style:parent-style-name="Table_20_Contents">
      <style:paragraph-properties fo:text-align="start" style:justify-single-word="false"/>
      <style:text-properties style:text-position="0% 100%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22" style:family="paragraph" style:parent-style-name="Heading_20_1" style:list-style-name=""/>
    <style:style style:name="P23" style:family="paragraph" style:parent-style-name="Heading_20_1">
      <style:paragraph-properties fo:margin-top="0cm" fo:margin-bottom="0.21cm"/>
    </style:style>
    <style:style style:name="P24" style:family="paragraph" style:parent-style-name="Heading_20_1">
      <style:paragraph-properties fo:margin-top="6.72cm" fo:margin-bottom="0.21cm"/>
    </style:style>
    <style:style style:name="P25" style:family="paragraph" style:parent-style-name="Heading_20_1">
      <style:paragraph-properties fo:break-before="page"/>
    </style:style>
    <style:style style:name="P2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cm" fo:margin-bottom="0cm" fo:line-height="100%" fo:text-align="center" fo:text-indent="0cm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letter-kerning="true" style:font-name-asian="DejaVu Sans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size-asian="10.5pt"/>
    </style:style>
    <style:style style:name="T3" style:family="text">
      <style:text-properties style:text-position="sub 58%" style:text-overline-style="none" style:text-overline-color="font-color"/>
    </style:style>
    <style:style style:name="T4" style:family="text">
      <style:text-properties style:text-position="sub 58%" fo:font-weight="normal" style:font-size-asian="10.5pt" style:font-weight-asian="normal" style:font-weight-complex="normal"/>
    </style:style>
    <style:style style:name="T5" style:family="text">
      <style:text-properties style:text-overline-style="none" style:text-overline-color="font-color"/>
    </style:style>
    <style:style style:name="T6" style:family="text">
      <style:text-properties style:text-position="-33% 58%"/>
    </style:style>
    <style:style style:name="T7" style:family="text">
      <style:text-properties fo:color="#000000"/>
    </style:style>
    <style:style style:name="T8" style:family="text">
      <style:text-properties fo:color="#7f0055" fo:font-weight="bold" style:font-weight-asian="bold" style:font-weight-complex="bold"/>
    </style:style>
    <style:style style:name="T9" style:family="text">
      <style:text-properties fo:color="#1a1a1a"/>
    </style:style>
    <style:style style:name="T10" style:family="text">
      <style:text-properties fo:color="#3f7f5f"/>
    </style:style>
    <style:style style:name="T11" style:family="text">
      <style:text-properties fo:color="#2a00f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size-asian="10.5pt" style:font-weight-asian="bold" style:font-weight-complex="bold"/>
    </style:style>
    <style:style style:name="T14" style:family="text">
      <style:text-properties style:text-position="0% 100%"/>
    </style:style>
    <style:style style:name="T15" style:family="text">
      <style:text-properties style:text-position="0% 100%" style:font-size-asian="10.5pt"/>
    </style:style>
    <style:style style:name="T16" style:family="text">
      <style:text-properties style:text-position="0% 100%" fo:font-weight="bold" style:font-size-asian="10.5pt" style:font-weight-asian="bold" style:font-weight-complex="bold"/>
    </style:style>
    <style:style style:name="T17" style:family="text">
      <style:text-properties style:text-position="0% 100%" fo:font-weight="normal" style:font-size-asian="10.5pt" style:font-weight-asian="normal" style:font-weight-complex="normal"/>
    </style:style>
    <style:style style:name="T18" style:family="text">
      <style:text-properties style:font-size-asian="10.5pt"/>
    </style:style>
    <style:style style:name="T19" style:family="text">
      <style:text-properties fo:font-size="10pt" fo:language="zxx" fo:country="none" style:text-underline-style="none" style:font-size-asian="10pt" style:language-asian="zxx" style:country-asian="none" style:font-size-complex="10pt" style:language-complex="zxx" style:country-complex="none"/>
    </style:style>
    <style:style style:name="T20" style:family="tex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font-name="Arial1" fo:font-size="12pt" fo:language="en" fo:country="US" fo:font-style="normal" fo:text-shadow="none" style:text-underline-style="none" fo:font-weight="normal" style:letter-kerning="true" style:font-name-asian="DejaVu Sans" style:font-size-asian="18pt" style:language-asian="en" style:country-asian="US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position="-42% 100%" style:font-name="Times New Roman" fo:font-size="12pt" fo:language="en" fo:country="US" fo:font-style="normal" fo:text-shadow="none" style:text-underline-style="none" fo:font-weight="normal" style:letter-kerning="true" style:font-name-asian="DejaVu Sans" style:font-size-asian="18pt" style:language-asian="en" style:country-asian="US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font-name="Arial1" fo:font-size="12pt" fo:language="en" fo:country="US" fo:font-style="normal" fo:text-shadow="none" style:text-underline-style="none" fo:font-weight="normal" style:letter-kerning="true" style:font-name-asian="DejaVu Sans" style:font-size-asian="18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position="-42% 100%" style:font-name="Times New Roman" fo:font-size="12pt" fo:language="en" fo:country="US" fo:font-style="normal" fo:text-shadow="none" style:text-underline-style="none" fo:font-weight="normal" style:letter-kerning="true" style:font-name-asian="DejaVu Sans" style:font-size-asian="18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letter-kerning="true" style:font-name-asian="DejaVu Sans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39cm" fo:min-width="2.92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03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03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03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03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 style:vertical-pos="from-top" style:vertical-rel="paragraph" style:horizontal-pos="from-left" style:horizontal-rel="paragraph"/>
    </style:style>
    <style:style style:name="gr25" style:family="graphic">
      <style:graphic-properties style:run-through="foreground" style:vertical-pos="from-top" style:vertical-rel="paragraph" style:horizontal-pos="from-left" style:horizontal-rel="paragraph"/>
    </style:style>
    <style:style style:name="gr2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7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7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7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7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7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4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5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6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7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8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9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0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1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2" style:family="graphic">
      <style:graphic-properties draw:stroke="solid" svg:stroke-width="0cm" svg:stroke-color="#ffffff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3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4" style:family="graphic">
      <style:graphic-properties draw:stroke="solid" svg:stroke-width="0cm" svg:stroke-color="#ffffff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5" style:family="graphic">
      <style:graphic-properties draw:stroke="solid" svg:stroke-width="0cm" svg:stroke-color="#ffffff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6" style:family="graphic">
      <style:graphic-properties draw:stroke="solid" svg:stroke-width="0cm" svg:stroke-color="#ffffff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7" style:family="graphic">
      <style:graphic-properties draw:stroke="solid" svg:stroke-width="0cm" svg:stroke-color="#ffffff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8" style:family="graphic">
      <style:graphic-properties draw:stroke="solid" svg:stroke-width="0cm" svg:stroke-color="#ffffff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9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0" style:family="graphic">
      <style:graphic-properties draw:stroke="solid" svg:stroke-width="0cm" svg:stroke-color="#ffffff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1" style:family="graphic">
      <style:graphic-properties draw:stroke="solid" svg:stroke-width="0cm" svg:stroke-color="#ffffff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7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7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7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7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7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7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7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7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7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7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7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7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9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Лабораторная работа №2</text:p>
      <text:p text:style-name="P3">по курсу:</text:p>
      <text:p text:style-name="P3">«Параллельные и распределённые вычисления»</text:p>
      <text:p text:style-name="P4">тема: «Win32»</text:p>
      <text:p text:style-name="P5">Выполнил: студент группы ИВ-73</text:p>
      <text:p text:style-name="P1">НТУУ «КПИ» ФИВТ</text:p>
      <text:p text:style-name="P1">Пустовит Михаил</text:p>
      <text:p text:style-name="P6">Киев-2010</text:p>
      <text:h text:style-name="Heading_20_1" text:outline-level="1"><text:soft-page-break/>Техническое задание</text:h>
      <text:p text:style-name="P13">A = (B * MZ)(MO * MT)</text:p>
      <text:h text:style-name="P24" text:outline-level="1"><draw:g text:anchor-type="paragraph" draw:z-index="0" draw:style-name="gr1"><draw:custom-shape draw:style-name="gr2" draw:text-style-name="P26" svg:width="15.5cm" svg:height="1.47cm" svg:x="1.18cm" svg:y="0.026cm"><text:p/><draw:enhanced-geometry svg:viewBox="0 0 21600 21600" draw:type="rectangle" draw:enhanced-path="M 0 0 L 21600 0 21600 21600 0 21600 0 0 Z N"/></draw:custom-shape><draw:custom-shape draw:style-name="gr3" draw:text-style-name="P26" svg:width="2.465cm" svg:height="1.05cm" svg:x="1.489cm" svg:y="2.208cm"><text:p text:style-name="P27"><text:span text:style-name="T20">1</text:span></text:p><draw:enhanced-geometry svg:viewBox="0 0 21600 21600" draw:type="rectangle" draw:enhanced-path="M 0 0 L 21600 0 21600 21600 0 21600 0 0 Z N"/></draw:custom-shape><draw:custom-shape draw:style-name="gr4" draw:text-style-name="P26" svg:width="2.465cm" svg:height="1.05cm" svg:x="5.493cm" svg:y="2.208cm"><text:p text:style-name="P27"><text:span text:style-name="T20">2</text:span></text:p><draw:enhanced-geometry svg:viewBox="0 0 21600 21600" draw:type="rectangle" draw:enhanced-path="M 0 0 L 21600 0 21600 21600 0 21600 0 0 Z N"/></draw:custom-shape><draw:line draw:style-name="gr5" draw:text-style-name="P26" svg:x1="2.72cm" svg:y1="2.229cm" svg:x2="2.72cm" svg:y2="1.494cm"><text:p/></draw:line><draw:line draw:style-name="gr6" draw:text-style-name="P26" svg:x1="6.725cm" svg:y1="2.229cm" svg:x2="6.725cm" svg:y2="1.494cm"><text:p/></draw:line><draw:frame draw:style-name="gr7" draw:text-style-name="P29" svg:width="3.971cm" svg:height="0.835cm" svg:x="11.941cm" svg:y="0.054cm"><draw:text-box><text:p text:style-name="P28"><text:span text:style-name="T20">Общая память</text:span></text:p></draw:text-box></draw:frame><draw:custom-shape draw:style-name="gr8" draw:text-style-name="P26" svg:width="2.214cm" svg:height="1.177cm" svg:x="1.623cm" svg:y="3.991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draw:style-name="gr9" draw:text-style-name="P26" svg:x1="2.755cm" svg:y1="3.991cm" svg:x2="2.755cm" svg:y2="3.256cm"><text:p/></draw:line><draw:line draw:style-name="gr10" draw:text-style-name="P26" svg:x1="6.76cm" svg:y1="3.991cm" svg:x2="6.76cm" svg:y2="3.256cm"><text:p/></draw:line><draw:custom-shape draw:style-name="gr11" draw:text-style-name="P26" svg:width="2.214cm" svg:height="1.177cm" svg:x="5.609cm" svg:y="3.991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draw:style-name="gr12" draw:text-style-name="P26" svg:width="1.329cm" svg:height="1.417cm" svg:x="2.065cm" svg:y="5.242cm"><draw:text-box><text:p text:style-name="P27"><text:span text:style-name="T20">A</text:span></text:p><text:p text:style-name="P27"><text:span text:style-name="T20">B</text:span></text:p></draw:text-box></draw:frame><draw:frame draw:style-name="gr13" draw:text-style-name="P26" svg:width="1.329cm" svg:height="1.287cm" svg:x="6.052cm" svg:y="5.242cm"><draw:text-box><text:p text:style-name="P27"><text:span text:style-name="T20">MZ</text:span></text:p></draw:text-box></draw:frame><draw:custom-shape draw:style-name="gr14" draw:text-style-name="P26" svg:width="2.465cm" svg:height="1.05cm" svg:x="9.594cm" svg:y="2.208cm"><text:p text:style-name="P27"><text:span text:style-name="T20">3</text:span></text:p><draw:enhanced-geometry svg:viewBox="0 0 21600 21600" draw:type="rectangle" draw:enhanced-path="M 0 0 L 21600 0 21600 21600 0 21600 0 0 Z N"/></draw:custom-shape><draw:custom-shape draw:style-name="gr15" draw:text-style-name="P26" svg:width="2.465cm" svg:height="1.05cm" svg:x="13.6cm" svg:y="2.208cm"><text:p text:style-name="P27"><text:span text:style-name="T20">4</text:span></text:p><draw:enhanced-geometry svg:viewBox="0 0 21600 21600" draw:type="rectangle" draw:enhanced-path="M 0 0 L 21600 0 21600 21600 0 21600 0 0 Z N"/></draw:custom-shape><draw:line draw:style-name="gr16" draw:text-style-name="P26" svg:x1="10.826cm" svg:y1="2.229cm" svg:x2="10.826cm" svg:y2="1.494cm"><text:p/></draw:line><draw:custom-shape draw:style-name="gr17" draw:text-style-name="P26" svg:width="2.214cm" svg:height="1.177cm" svg:x="9.73cm" svg:y="3.991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draw:style-name="gr18" draw:text-style-name="P26" svg:x1="10.861cm" svg:y1="3.991cm" svg:x2="10.861cm" svg:y2="3.256cm"><text:p/></draw:line><draw:line draw:style-name="gr19" draw:text-style-name="P26" svg:x1="14.866cm" svg:y1="3.991cm" svg:x2="14.866cm" svg:y2="3.256cm"><text:p/></draw:line><draw:custom-shape draw:style-name="gr20" draw:text-style-name="P26" svg:width="2.216cm" svg:height="1.177cm" svg:x="13.714cm" svg:y="3.991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draw:style-name="gr21" draw:text-style-name="P26" svg:width="1.638cm" svg:height="1.417cm" svg:x="10.082cm" svg:y="5.242cm"><draw:text-box><text:p text:style-name="P27"><text:span text:style-name="T20">MO</text:span></text:p><text:p text:style-name="P27"><text:span text:style-name="T20"/></text:p></draw:text-box></draw:frame><draw:frame draw:style-name="gr22" draw:text-style-name="P26" svg:width="1.329cm" svg:height="1.287cm" svg:x="14.157cm" svg:y="5.242cm"><draw:text-box><text:p text:style-name="P27"><text:span text:style-name="T20">MT</text:span></text:p></draw:text-box></draw:frame><draw:line draw:style-name="gr23" draw:text-style-name="P26" svg:x1="14.82cm" svg:y1="2.229cm" svg:x2="14.82cm" svg:y2="1.494cm"><text:p/></draw:line></draw:g>Этап 1. Построение параллельного алгоритма</text:h>
      <text:p text:style-name="Text_20_body">Вычисление данного матричного уравнения можно разбить на этапы:</text:p>
      <text:list xml:id="list69225814" text:style-name="L1">
        <text:list-item>
          <text:p text:style-name="P12">C<text:span text:style-name="T1">H</text:span> = <text:span text:style-name="T5">B * MZ</text:span><text:span text:style-name="T3">H</text:span></text:p>
          <text:p text:style-name="P12"><text:span text:style-name="T12">Общие ресурсы</text:span>: B</text:p>
        </text:list-item>
        <text:list-item>
          <text:p text:style-name="P12"><text:span text:style-name="T15">MC</text:span><text:span text:style-name="T2">H</text:span> = MO<text:span text:style-name="T2">H <text:s/></text:span><text:span text:style-name="T15">* MT</text:span></text:p>
          <text:p text:style-name="P12"><text:span text:style-name="T16">Общие ресурсы</text:span><text:span text:style-name="T15">: MT</text:span></text:p>
        </text:list-item>
        <text:list-item>
          <text:p text:style-name="P12"><text:span text:style-name="T15">A</text:span><text:span text:style-name="T2">H</text:span><text:span text:style-name="T15"> = C * MC</text:span><text:span text:style-name="T2">H</text:span></text:p>
          <text:p text:style-name="P14"><text:span text:style-name="T13">Общие ресурсы</text:span><text:span text:style-name="T18">: C</text:span></text:p>
        </text:list-item>
      </text:list>
      <text:h text:style-name="P23" text:outline-level="1">Этап 2. Разработка алгоритмов процессов (задач)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1">№</text:p>
          </table:table-cell>
          <table:table-cell table:style-name="Таблица1.A1" office:value-type="string">
            <text:p text:style-name="P11">Т1</text:p>
          </table:table-cell>
          <table:table-cell table:style-name="Таблица1.A1" office:value-type="string">
            <text:p text:style-name="P11">ТС/КУ</text:p>
          </table:table-cell>
        </table:table-row>
        <table:table-row>
          <table:table-cell table:style-name="Таблица1.A1" office:value-type="string">
            <text:p text:style-name="P19">1.</text:p>
          </table:table-cell>
          <table:table-cell table:style-name="Таблица1.A1" office:value-type="string">
            <text:p text:style-name="Table_20_Contents">Ввод B</text:p>
          </table:table-cell>
          <table:table-cell table:style-name="Таблица1.A1" office:value-type="string">
            <text:p text:style-name="P10"/>
          </table:table-cell>
        </table:table-row>
        <table:table-row>
          <table:table-cell table:style-name="Таблица1.A1" office:value-type="string">
            <text:p text:style-name="P19">2.</text:p>
          </table:table-cell>
          <table:table-cell table:style-name="Таблица1.A1" office:value-type="string">
            <text:p text:style-name="Table_20_Contents">Сигнал задачам T2, T3, T4 о вводе B </text:p>
          </table:table-cell>
          <table:table-cell table:style-name="Таблица1.A1" office:value-type="string">
            <text:p text:style-name="P17">S<text:span text:style-name="T1">2,3,4-1</text:span></text:p>
          </table:table-cell>
        </table:table-row>
        <table:table-row>
          <table:table-cell table:style-name="Таблица1.A1" office:value-type="string">
            <text:p text:style-name="P19">3.</text:p>
          </table:table-cell>
          <table:table-cell table:style-name="Таблица1.A1" office:value-type="string">
            <text:p text:style-name="Table_20_Contents">Ждать ввода MZ в T2</text:p>
          </table:table-cell>
          <table:table-cell table:style-name="Таблица1.A1" office:value-type="string">
            <text:p text:style-name="P17">W<text:span text:style-name="T1">2-1</text:span></text:p>
          </table:table-cell>
        </table:table-row>
        <table:table-row>
          <table:table-cell table:style-name="Таблица1.A1" office:value-type="string">
            <text:p text:style-name="P19">4.</text:p>
          </table:table-cell>
          <table:table-cell table:style-name="Таблица1.A1" office:value-type="string">
            <text:p text:style-name="Table_20_Contents">Копирование B</text:p>
          </table:table-cell>
          <table:table-cell table:style-name="Таблица1.A1" office:value-type="string">
            <text:p text:style-name="P10">КУ</text:p>
          </table:table-cell>
        </table:table-row>
        <table:table-row>
          <table:table-cell table:style-name="Таблица1.A1" office:value-type="string">
            <text:p text:style-name="P18"><text:span text:style-name="T5">5.</text:span></text:p>
          </table:table-cell>
          <table:table-cell table:style-name="Таблица1.A1" office:value-type="string">
            <text:p text:style-name="Table_20_Contents">Расчет C<text:span text:style-name="T1">H</text:span> = <text:span text:style-name="T5">B * MZ</text:span><text:span text:style-name="T3">H</text:span></text:p>
          </table:table-cell>
          <table:table-cell table:style-name="Таблица1.A1" office:value-type="string">
            <text:p text:style-name="P10"><text:span text:style-name="T1"/></text:p>
          </table:table-cell>
        </table:table-row>
        <table:table-row>
          <table:table-cell table:style-name="Таблица1.A1" office:value-type="string">
            <text:p text:style-name="P18">6.</text:p>
          </table:table-cell>
          <table:table-cell table:style-name="Таблица1.A1" office:value-type="string">
            <text:p text:style-name="Table_20_Contents">Сигнал задачам T2, T3, T4 о завершении расчета <text:s/>C<text:span text:style-name="T1">H</text:span></text:p>
          </table:table-cell>
          <table:table-cell table:style-name="Таблица1.A1" office:value-type="string">
            <text:p text:style-name="P17">S<text:span text:style-name="T1">2,3,4-2</text:span></text:p>
          </table:table-cell>
        </table:table-row>
        <table:table-row>
          <table:table-cell table:style-name="Таблица1.A1" office:value-type="string">
            <text:p text:style-name="P18">7.</text:p>
          </table:table-cell>
          <table:table-cell table:style-name="Таблица1.A1" office:value-type="string">
            <text:p text:style-name="Table_20_Contents">Ждать ввода MO в T3 и MT в T4</text:p>
          </table:table-cell>
          <table:table-cell table:style-name="Таблица1.A1" office:value-type="string">
            <text:p text:style-name="P17">W<text:span text:style-name="T1">3-1</text:span>, W<text:span text:style-name="T1">4-1</text:span></text:p>
          </table:table-cell>
        </table:table-row>
        <table:table-row>
          <table:table-cell table:style-name="Таблица1.A1" office:value-type="string">
            <text:p text:style-name="P18">8.</text:p>
          </table:table-cell>
          <table:table-cell table:style-name="Таблица1.A1" office:value-type="string">
            <text:p text:style-name="Table_20_Contents">Копирование MT</text:p>
          </table:table-cell>
          <table:table-cell table:style-name="Таблица1.A1" office:value-type="string">
            <text:p text:style-name="P10">КУ</text:p>
          </table:table-cell>
        </table:table-row>
        <table:table-row>
          <table:table-cell table:style-name="Таблица1.A1" office:value-type="string">
            <text:p text:style-name="P18"><text:span text:style-name="T18">9.</text:span></text:p>
          </table:table-cell>
          <table:table-cell table:style-name="Таблица1.A1" office:value-type="string">
            <text:p text:style-name="Table_20_Contents">Расчет <text:span text:style-name="T15">MC</text:span><text:span text:style-name="T2">H</text:span> = MO<text:span text:style-name="T2">H <text:s/></text:span><text:span text:style-name="T15">* MT</text:span></text:p>
          </table:table-cell>
          <table:table-cell table:style-name="Таблица1.A1" office:value-type="string">
            <text:p text:style-name="P10"><text:span text:style-name="T1"/></text:p>
          </table:table-cell>
        </table:table-row>
        <table:table-row>
          <table:table-cell table:style-name="Таблица1.A1" office:value-type="string">
            <text:p text:style-name="P18"><text:span text:style-name="T18">10.</text:span></text:p>
          </table:table-cell>
          <table:table-cell table:style-name="Таблица1.A1" office:value-type="string">
            <text:p text:style-name="Table_20_Contents">Сигнал задачам T2, T3, T4 о завершении расчета <text:s/><text:span text:style-name="T1"><text:s/></text:span><text:span text:style-name="T15">MC</text:span><text:span text:style-name="T2">H</text:span></text:p>
          </table:table-cell>
          <table:table-cell table:style-name="Таблица1.A1" office:value-type="string">
            <text:p text:style-name="P17">S<text:span text:style-name="T1">2,3,4-3</text:span></text:p>
          </table:table-cell>
        </table:table-row>
        <table:table-row>
          <table:table-cell table:style-name="Таблица1.A1" office:value-type="string">
            <text:p text:style-name="P18">11.</text:p>
          </table:table-cell>
          <table:table-cell table:style-name="Таблица1.A1" office:value-type="string">
            <text:p text:style-name="Table_20_Contents"><text:span text:style-name="T14">Ждать завершения счета C</text:span><text:span text:style-name="T1">H </text:span><text:span text:style-name="T14">в T2, T3, T4</text:span></text:p>
          </table:table-cell>
          <table:table-cell table:style-name="Таблица1.A1" office:value-type="string">
            <text:p text:style-name="P17">W<text:span text:style-name="T1">2-2</text:span>, W<text:span text:style-name="T1">3-2</text:span>, <text:s/>W<text:span text:style-name="T1">4-2</text:span></text:p>
          </table:table-cell>
        </table:table-row>
        <table:table-row>
          <table:table-cell table:style-name="Таблица1.A1" office:value-type="string">
            <text:p text:style-name="P18">12.</text:p>
          </table:table-cell>
          <table:table-cell table:style-name="Таблица1.A1" office:value-type="string">
            <text:p text:style-name="Table_20_Contents"><text:span text:style-name="T14">Копирование C</text:span></text:p>
          </table:table-cell>
          <table:table-cell table:style-name="Таблица1.A1" office:value-type="string">
            <text:p text:style-name="P10">КУ</text:p>
          </table:table-cell>
        </table:table-row>
        <table:table-row>
          <table:table-cell table:style-name="Таблица1.A1" office:value-type="string">
            <text:p text:style-name="P18">13.</text:p>
          </table:table-cell>
          <table:table-cell table:style-name="Таблица1.A1" office:value-type="string">
            <text:p text:style-name="Table_20_Contents"><text:span text:style-name="T14">Ждать завершения счета </text:span><text:span text:style-name="T15">MC</text:span><text:span text:style-name="T2">H</text:span><text:span text:style-name="T1"> </text:span><text:span text:style-name="T14">в T2, T3, T4</text:span></text:p>
          </table:table-cell>
          <table:table-cell table:style-name="Таблица1.A1" office:value-type="string">
            <text:p text:style-name="P17">W<text:span text:style-name="T1">2-3</text:span>, W<text:span text:style-name="T1">3-3</text:span>, <text:s/>W<text:span text:style-name="T1">4-3</text:span></text:p>
          </table:table-cell>
        </table:table-row>
        <table:table-row>
          <table:table-cell table:style-name="Таблица1.A1" office:value-type="string">
            <text:p text:style-name="P21">14.</text:p>
          </table:table-cell>
          <table:table-cell table:style-name="Таблица1.A1" office:value-type="string">
            <text:p text:style-name="P21">Расчет <text:span text:style-name="T15">A</text:span><text:span text:style-name="T2">H</text:span><text:span text:style-name="T15"> = C * MC</text:span><text:span text:style-name="T2">H</text:span></text:p>
          </table:table-cell>
          <table:table-cell table:style-name="Таблица1.A1" office:value-type="string">
            <text:p text:style-name="P20"/>
          </table:table-cell>
        </table:table-row>
        <table:table-row>
          <table:table-cell table:style-name="Таблица1.A1" office:value-type="string">
            <text:p text:style-name="Table_20_Contents">15.</text:p>
          </table:table-cell>
          <table:table-cell table:style-name="Таблица1.A1" office:value-type="string">
            <text:p text:style-name="Table_20_Contents"><text:span text:style-name="T14">Ждать завершения счета </text:span><text:span text:style-name="T15">A</text:span><text:span text:style-name="T2">H</text:span><text:span text:style-name="T1"> </text:span><text:span text:style-name="T14">в T2, T3, T4</text:span></text:p>
          </table:table-cell>
          <table:table-cell table:style-name="Таблица1.A1" office:value-type="string">
            <text:p text:style-name="P17">W<text:span text:style-name="T1">2-4</text:span>, W<text:span text:style-name="T1">3-4</text:span>, <text:s/>W<text:span text:style-name="T1">4-4</text:span></text:p>
          </table:table-cell>
        </table:table-row>
        <table:table-row>
          <table:table-cell table:style-name="Таблица1.A1" office:value-type="string">
            <text:p text:style-name="Table_20_Contents">16.</text:p>
          </table:table-cell>
          <table:table-cell table:style-name="Таблица1.A1" office:value-type="string">
            <text:p text:style-name="Table_20_Contents">Вывод <text:s/><text:span text:style-name="T15">A</text:span><text:span text:style-name="T2">H</text:span></text:p>
          </table:table-cell>
          <table:table-cell table:style-name="Таблица1.A1" office:value-type="string">
            <text:p text:style-name="P10"><text:span text:style-name="T6"/></text:p>
          </table:table-cell>
        </table:table-row>
        <text:soft-page-break/>
        <table:table-row>
          <table:table-cell table:style-name="Таблица1.A1" office:value-type="string">
            <text:p text:style-name="P11">№</text:p>
          </table:table-cell>
          <table:table-cell table:style-name="Таблица1.A1" office:value-type="string">
            <text:p text:style-name="P11">Т2</text:p>
          </table:table-cell>
          <table:table-cell table:style-name="Таблица1.A1" office:value-type="string">
            <text:p text:style-name="P11">ТС/КУ</text:p>
          </table:table-cell>
        </table:table-row>
        <table:table-row>
          <table:table-cell table:style-name="Таблица1.A1" office:value-type="string">
            <text:p text:style-name="P19">1.</text:p>
          </table:table-cell>
          <table:table-cell table:style-name="Таблица1.A1" office:value-type="string">
            <text:p text:style-name="Table_20_Contents">Ввод MZ</text:p>
          </table:table-cell>
          <table:table-cell table:style-name="Таблица1.A1" office:value-type="string">
            <text:p text:style-name="P10"/>
          </table:table-cell>
        </table:table-row>
        <table:table-row>
          <table:table-cell table:style-name="Таблица1.A1" office:value-type="string">
            <text:p text:style-name="P19">2.</text:p>
          </table:table-cell>
          <table:table-cell table:style-name="Таблица1.A1" office:value-type="string">
            <text:p text:style-name="Table_20_Contents">Сигнал задачам T1, T3, T4 о вводе MZ</text:p>
          </table:table-cell>
          <table:table-cell table:style-name="Таблица1.A1" office:value-type="string">
            <text:p text:style-name="P17">S<text:span text:style-name="T1">1,3,4-1</text:span></text:p>
          </table:table-cell>
        </table:table-row>
        <table:table-row>
          <table:table-cell table:style-name="Таблица1.A1" office:value-type="string">
            <text:p text:style-name="P19">3.</text:p>
          </table:table-cell>
          <table:table-cell table:style-name="Таблица1.A1" office:value-type="string">
            <text:p text:style-name="Table_20_Contents">Ждать ввода B в T1 </text:p>
          </table:table-cell>
          <table:table-cell table:style-name="Таблица1.A1" office:value-type="string">
            <text:p text:style-name="P17">W<text:span text:style-name="T1">1-1</text:span></text:p>
          </table:table-cell>
        </table:table-row>
        <table:table-row>
          <table:table-cell table:style-name="Таблица1.A1" office:value-type="string">
            <text:p text:style-name="P19">4.</text:p>
          </table:table-cell>
          <table:table-cell table:style-name="Таблица1.A1" office:value-type="string">
            <text:p text:style-name="Table_20_Contents">Копирование B</text:p>
          </table:table-cell>
          <table:table-cell table:style-name="Таблица1.A1" office:value-type="string">
            <text:p text:style-name="P10">КУ</text:p>
          </table:table-cell>
        </table:table-row>
        <table:table-row>
          <table:table-cell table:style-name="Таблица1.A1" office:value-type="string">
            <text:p text:style-name="P18"><text:span text:style-name="T5">5.</text:span></text:p>
          </table:table-cell>
          <table:table-cell table:style-name="Таблица1.A1" office:value-type="string">
            <text:p text:style-name="Table_20_Contents">Расчет C<text:span text:style-name="T1">H</text:span> = <text:span text:style-name="T5">B * MZ</text:span><text:span text:style-name="T3">H</text:span></text:p>
          </table:table-cell>
          <table:table-cell table:style-name="Таблица1.A1" office:value-type="string">
            <text:p text:style-name="P10"><text:span text:style-name="T1"/></text:p>
          </table:table-cell>
        </table:table-row>
        <table:table-row>
          <table:table-cell table:style-name="Таблица1.A1" office:value-type="string">
            <text:p text:style-name="P18">6.</text:p>
          </table:table-cell>
          <table:table-cell table:style-name="Таблица1.A1" office:value-type="string">
            <text:p text:style-name="Table_20_Contents">Сигнал задачам T1, T3, T4 о завершении расчета <text:s/>C<text:span text:style-name="T1">H</text:span></text:p>
          </table:table-cell>
          <table:table-cell table:style-name="Таблица1.A1" office:value-type="string">
            <text:p text:style-name="P17">S<text:span text:style-name="T1">1,3,4-2</text:span></text:p>
          </table:table-cell>
        </table:table-row>
        <table:table-row>
          <table:table-cell table:style-name="Таблица1.A1" office:value-type="string">
            <text:p text:style-name="P18">7.</text:p>
          </table:table-cell>
          <table:table-cell table:style-name="Таблица1.A1" office:value-type="string">
            <text:p text:style-name="Table_20_Contents">Ждать ввода MO в T3 и MT в T4</text:p>
          </table:table-cell>
          <table:table-cell table:style-name="Таблица1.A1" office:value-type="string">
            <text:p text:style-name="P17">W<text:span text:style-name="T1">3-1</text:span>, W<text:span text:style-name="T1">4-1</text:span></text:p>
          </table:table-cell>
        </table:table-row>
        <table:table-row>
          <table:table-cell table:style-name="Таблица1.A1" office:value-type="string">
            <text:p text:style-name="P18">8.</text:p>
          </table:table-cell>
          <table:table-cell table:style-name="Таблица1.A1" office:value-type="string">
            <text:p text:style-name="Table_20_Contents">Копирование MT</text:p>
          </table:table-cell>
          <table:table-cell table:style-name="Таблица1.A1" office:value-type="string">
            <text:p text:style-name="P10">КУ</text:p>
          </table:table-cell>
        </table:table-row>
        <table:table-row>
          <table:table-cell table:style-name="Таблица1.A1" office:value-type="string">
            <text:p text:style-name="P18"><text:span text:style-name="T18">9.</text:span></text:p>
          </table:table-cell>
          <table:table-cell table:style-name="Таблица1.A1" office:value-type="string">
            <text:p text:style-name="Table_20_Contents">Расчет <text:span text:style-name="T15">MC</text:span><text:span text:style-name="T2">H</text:span> = MO<text:span text:style-name="T2">H <text:s/></text:span><text:span text:style-name="T15">* MT</text:span></text:p>
          </table:table-cell>
          <table:table-cell table:style-name="Таблица1.A1" office:value-type="string">
            <text:p text:style-name="P10"><text:span text:style-name="T1"/></text:p>
          </table:table-cell>
        </table:table-row>
        <table:table-row>
          <table:table-cell table:style-name="Таблица1.A1" office:value-type="string">
            <text:p text:style-name="P18"><text:span text:style-name="T18">10.</text:span></text:p>
          </table:table-cell>
          <table:table-cell table:style-name="Таблица1.A1" office:value-type="string">
            <text:p text:style-name="Table_20_Contents">Сигнал задачам T1, T3, T4 о завершении расчета <text:s/><text:span text:style-name="T1"><text:s/></text:span><text:span text:style-name="T15">MC</text:span><text:span text:style-name="T2">H</text:span></text:p>
          </table:table-cell>
          <table:table-cell table:style-name="Таблица1.A1" office:value-type="string">
            <text:p text:style-name="P17">S<text:span text:style-name="T1">1,3,4-3</text:span></text:p>
          </table:table-cell>
        </table:table-row>
        <table:table-row>
          <table:table-cell table:style-name="Таблица1.A1" office:value-type="string">
            <text:p text:style-name="P18">11.</text:p>
          </table:table-cell>
          <table:table-cell table:style-name="Таблица1.A1" office:value-type="string">
            <text:p text:style-name="Table_20_Contents"><text:span text:style-name="T14">Ждать завершения счета C</text:span><text:span text:style-name="T1">H </text:span><text:span text:style-name="T14">в T1, T3, T4</text:span></text:p>
          </table:table-cell>
          <table:table-cell table:style-name="Таблица1.A1" office:value-type="string">
            <text:p text:style-name="P17">W<text:span text:style-name="T1">1-2</text:span>, W<text:span text:style-name="T1">3-2</text:span>, <text:s/>W<text:span text:style-name="T1">4-2</text:span></text:p>
          </table:table-cell>
        </table:table-row>
        <table:table-row>
          <table:table-cell table:style-name="Таблица1.A1" office:value-type="string">
            <text:p text:style-name="P18">12.</text:p>
          </table:table-cell>
          <table:table-cell table:style-name="Таблица1.A1" office:value-type="string">
            <text:p text:style-name="Table_20_Contents"><text:span text:style-name="T14">Копирование C</text:span></text:p>
          </table:table-cell>
          <table:table-cell table:style-name="Таблица1.A1" office:value-type="string">
            <text:p text:style-name="P10">КУ</text:p>
          </table:table-cell>
        </table:table-row>
        <table:table-row>
          <table:table-cell table:style-name="Таблица1.A1" office:value-type="string">
            <text:p text:style-name="P18">13.</text:p>
          </table:table-cell>
          <table:table-cell table:style-name="Таблица1.A1" office:value-type="string">
            <text:p text:style-name="Table_20_Contents"><text:span text:style-name="T14">Ждать завершения счета </text:span><text:span text:style-name="T15">MC</text:span><text:span text:style-name="T2">H</text:span><text:span text:style-name="T1"> </text:span><text:span text:style-name="T14">в T1, T3, T4</text:span></text:p>
          </table:table-cell>
          <table:table-cell table:style-name="Таблица1.A1" office:value-type="string">
            <text:p text:style-name="P17">W<text:span text:style-name="T1">1-3</text:span>, W<text:span text:style-name="T1">3-3</text:span>, <text:s/>W<text:span text:style-name="T1">4-3</text:span></text:p>
          </table:table-cell>
        </table:table-row>
        <table:table-row>
          <table:table-cell table:style-name="Таблица1.A1" office:value-type="string">
            <text:p text:style-name="P21">14.</text:p>
          </table:table-cell>
          <table:table-cell table:style-name="Таблица1.A1" office:value-type="string">
            <text:p text:style-name="P21">Расчет <text:span text:style-name="T15">A</text:span><text:span text:style-name="T2">H</text:span><text:span text:style-name="T15"> = C * MC</text:span><text:span text:style-name="T2">H</text:span></text:p>
          </table:table-cell>
          <table:table-cell table:style-name="Таблица1.A1" office:value-type="string">
            <text:p text:style-name="P20"/>
          </table:table-cell>
        </table:table-row>
        <table:table-row>
          <table:table-cell table:style-name="Таблица1.A1" office:value-type="string">
            <text:p text:style-name="Table_20_Contents">15.</text:p>
          </table:table-cell>
          <table:table-cell table:style-name="Таблица1.A1" office:value-type="string">
            <text:p text:style-name="Table_20_Contents"><text:span text:style-name="T14">Сигнал T1 о завершении расчета <text:s/></text:span><text:span text:style-name="T17">A</text:span><text:span text:style-name="T4">H</text:span></text:p>
          </table:table-cell>
          <table:table-cell table:style-name="Таблица1.A1" office:value-type="string">
            <text:p text:style-name="P17">S<text:span text:style-name="T1">1-1</text:span>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7"/>
          </table:table-cell>
        </table:table-row>
        <table:table-row>
          <table:table-cell table:style-name="Таблица1.A1" office:value-type="string">
            <text:p text:style-name="P11">№</text:p>
          </table:table-cell>
          <table:table-cell table:style-name="Таблица1.A1" office:value-type="string">
            <text:p text:style-name="P11">Т3</text:p>
          </table:table-cell>
          <table:table-cell table:style-name="Таблица1.A1" office:value-type="string">
            <text:p text:style-name="P11">ТС/КУ</text:p>
          </table:table-cell>
        </table:table-row>
        <table:table-row>
          <table:table-cell table:style-name="Таблица1.A1" office:value-type="string">
            <text:p text:style-name="P19">1.</text:p>
          </table:table-cell>
          <table:table-cell table:style-name="Таблица1.A1" office:value-type="string">
            <text:p text:style-name="Table_20_Contents">Ввод MO</text:p>
          </table:table-cell>
          <table:table-cell table:style-name="Таблица1.A1" office:value-type="string">
            <text:p text:style-name="P10"/>
          </table:table-cell>
        </table:table-row>
        <table:table-row>
          <table:table-cell table:style-name="Таблица1.A1" office:value-type="string">
            <text:p text:style-name="P19">2.</text:p>
          </table:table-cell>
          <table:table-cell table:style-name="Таблица1.A1" office:value-type="string">
            <text:p text:style-name="Table_20_Contents">Сигнал задачам T1, T2, T4 о вводе MO</text:p>
          </table:table-cell>
          <table:table-cell table:style-name="Таблица1.A1" office:value-type="string">
            <text:p text:style-name="P17">S<text:span text:style-name="T1">1,2,4-1</text:span></text:p>
          </table:table-cell>
        </table:table-row>
        <table:table-row>
          <table:table-cell table:style-name="Таблица1.A1" office:value-type="string">
            <text:p text:style-name="P19">3.</text:p>
          </table:table-cell>
          <table:table-cell table:style-name="Таблица1.A1" office:value-type="string">
            <text:p text:style-name="Table_20_Contents">Ждать ввода B в T1 и MZ в T2</text:p>
          </table:table-cell>
          <table:table-cell table:style-name="Таблица1.A1" office:value-type="string">
            <text:p text:style-name="P17">W<text:span text:style-name="T1">1-1, </text:span>W<text:span text:style-name="T1">2-1</text:span></text:p>
          </table:table-cell>
        </table:table-row>
        <table:table-row>
          <table:table-cell table:style-name="Таблица1.A1" office:value-type="string">
            <text:p text:style-name="P19">4.</text:p>
          </table:table-cell>
          <table:table-cell table:style-name="Таблица1.A1" office:value-type="string">
            <text:p text:style-name="Table_20_Contents">Копирование B</text:p>
          </table:table-cell>
          <table:table-cell table:style-name="Таблица1.A1" office:value-type="string">
            <text:p text:style-name="P10">КУ</text:p>
          </table:table-cell>
        </table:table-row>
        <table:table-row>
          <table:table-cell table:style-name="Таблица1.A1" office:value-type="string">
            <text:p text:style-name="P18"><text:span text:style-name="T5">5.</text:span></text:p>
          </table:table-cell>
          <table:table-cell table:style-name="Таблица1.A1" office:value-type="string">
            <text:p text:style-name="Table_20_Contents">Расчет C<text:span text:style-name="T1">H</text:span> = <text:span text:style-name="T5">B * MZ</text:span><text:span text:style-name="T3">H</text:span></text:p>
          </table:table-cell>
          <table:table-cell table:style-name="Таблица1.A1" office:value-type="string">
            <text:p text:style-name="P10"><text:span text:style-name="T1"/></text:p>
          </table:table-cell>
        </table:table-row>
        <table:table-row>
          <table:table-cell table:style-name="Таблица1.A1" office:value-type="string">
            <text:p text:style-name="P18">6.</text:p>
          </table:table-cell>
          <table:table-cell table:style-name="Таблица1.A1" office:value-type="string">
            <text:p text:style-name="Table_20_Contents">Сигнал задачам T1, T2, T4 о завершении расчета <text:s/>C<text:span text:style-name="T1">H</text:span></text:p>
          </table:table-cell>
          <table:table-cell table:style-name="Таблица1.A1" office:value-type="string">
            <text:p text:style-name="P17">S<text:span text:style-name="T1">1,2,4-2</text:span></text:p>
          </table:table-cell>
        </table:table-row>
        <table:table-row>
          <table:table-cell table:style-name="Таблица1.A1" office:value-type="string">
            <text:p text:style-name="P18">7.</text:p>
          </table:table-cell>
          <table:table-cell table:style-name="Таблица1.A1" office:value-type="string">
            <text:p text:style-name="Table_20_Contents">Ждать ввода MT в T4</text:p>
          </table:table-cell>
          <table:table-cell table:style-name="Таблица1.A1" office:value-type="string">
            <text:p text:style-name="P17"><text:s/>W<text:span text:style-name="T1">4-1</text:span></text:p>
          </table:table-cell>
        </table:table-row>
        <table:table-row>
          <table:table-cell table:style-name="Таблица1.A1" office:value-type="string">
            <text:p text:style-name="P18">8.</text:p>
          </table:table-cell>
          <table:table-cell table:style-name="Таблица1.A1" office:value-type="string">
            <text:p text:style-name="Table_20_Contents">Копирование MT</text:p>
          </table:table-cell>
          <table:table-cell table:style-name="Таблица1.A1" office:value-type="string">
            <text:p text:style-name="P10">КУ</text:p>
          </table:table-cell>
        </table:table-row>
        <table:table-row>
          <table:table-cell table:style-name="Таблица1.A1" office:value-type="string">
            <text:p text:style-name="P18"><text:span text:style-name="T18">9.</text:span></text:p>
          </table:table-cell>
          <table:table-cell table:style-name="Таблица1.A1" office:value-type="string">
            <text:p text:style-name="Table_20_Contents">Расчет <text:span text:style-name="T15">MC</text:span><text:span text:style-name="T2">H</text:span> = MO<text:span text:style-name="T2">H <text:s/></text:span><text:span text:style-name="T15">* MT</text:span></text:p>
          </table:table-cell>
          <table:table-cell table:style-name="Таблица1.A1" office:value-type="string">
            <text:p text:style-name="P10"><text:span text:style-name="T1"/></text:p>
          </table:table-cell>
        </table:table-row>
        <table:table-row>
          <table:table-cell table:style-name="Таблица1.A1" office:value-type="string">
            <text:p text:style-name="P18"><text:span text:style-name="T18">10.</text:span></text:p>
          </table:table-cell>
          <table:table-cell table:style-name="Таблица1.A1" office:value-type="string">
            <text:p text:style-name="Table_20_Contents">Сигнал задачам T1, T2, T4 о завершении расчета <text:s/><text:span text:style-name="T1"><text:s/></text:span><text:span text:style-name="T15">MC</text:span><text:span text:style-name="T2">H</text:span></text:p>
          </table:table-cell>
          <table:table-cell table:style-name="Таблица1.A1" office:value-type="string">
            <text:p text:style-name="P17">S<text:span text:style-name="T1">1,2,4-3</text:span></text:p>
          </table:table-cell>
        </table:table-row>
        <table:table-row>
          <table:table-cell table:style-name="Таблица1.A1" office:value-type="string">
            <text:p text:style-name="P18">11.</text:p>
          </table:table-cell>
          <table:table-cell table:style-name="Таблица1.A1" office:value-type="string">
            <text:p text:style-name="Table_20_Contents"><text:span text:style-name="T14">Ждать завершения счета C</text:span><text:span text:style-name="T1">H </text:span><text:span text:style-name="T14">в T1, T2, T4</text:span></text:p>
          </table:table-cell>
          <table:table-cell table:style-name="Таблица1.A1" office:value-type="string">
            <text:p text:style-name="P17">W<text:span text:style-name="T1">1-2</text:span>, W<text:span text:style-name="T1">2-2</text:span>, <text:s/>W<text:span text:style-name="T1">4-2</text:span></text:p>
          </table:table-cell>
        </table:table-row>
        <table:table-row>
          <table:table-cell table:style-name="Таблица1.A1" office:value-type="string">
            <text:p text:style-name="P18">12.</text:p>
          </table:table-cell>
          <table:table-cell table:style-name="Таблица1.A1" office:value-type="string">
            <text:p text:style-name="Table_20_Contents"><text:span text:style-name="T14">Копирование C</text:span></text:p>
          </table:table-cell>
          <table:table-cell table:style-name="Таблица1.A1" office:value-type="string">
            <text:p text:style-name="P10">КУ</text:p>
          </table:table-cell>
        </table:table-row>
        <table:table-row>
          <table:table-cell table:style-name="Таблица1.A1" office:value-type="string">
            <text:p text:style-name="P18">13.</text:p>
          </table:table-cell>
          <table:table-cell table:style-name="Таблица1.A1" office:value-type="string">
            <text:p text:style-name="Table_20_Contents"><text:span text:style-name="T14">Ждать завершения счета </text:span><text:span text:style-name="T15">MC</text:span><text:span text:style-name="T2">H</text:span><text:span text:style-name="T1"> </text:span><text:span text:style-name="T14">в T1, T2, T4</text:span></text:p>
          </table:table-cell>
          <table:table-cell table:style-name="Таблица1.A1" office:value-type="string">
            <text:p text:style-name="P17">W<text:span text:style-name="T1">1-3</text:span>, W<text:span text:style-name="T1">2-3</text:span>, <text:s/>W<text:span text:style-name="T1">4-3</text:span></text:p>
          </table:table-cell>
        </table:table-row>
        <table:table-row>
          <table:table-cell table:style-name="Таблица1.A1" office:value-type="string">
            <text:p text:style-name="P21">14.</text:p>
          </table:table-cell>
          <table:table-cell table:style-name="Таблица1.A1" office:value-type="string">
            <text:p text:style-name="P21">Расчет <text:span text:style-name="T15">A</text:span><text:span text:style-name="T2">H</text:span><text:span text:style-name="T15"> = C * MC</text:span><text:span text:style-name="T2">H</text:span></text:p>
          </table:table-cell>
          <table:table-cell table:style-name="Таблица1.A1" office:value-type="string">
            <text:p text:style-name="P20"/>
          </table:table-cell>
        </table:table-row>
        <table:table-row>
          <table:table-cell table:style-name="Таблица1.A1" office:value-type="string">
            <text:p text:style-name="Table_20_Contents">15.</text:p>
          </table:table-cell>
          <table:table-cell table:style-name="Таблица1.A1" office:value-type="string">
            <text:p text:style-name="Table_20_Contents"><text:span text:style-name="T14">Сигнал T1 о завершении расчета <text:s/></text:span><text:span text:style-name="T17">A</text:span><text:span text:style-name="T4">H</text:span></text:p>
          </table:table-cell>
          <table:table-cell table:style-name="Таблица1.A1" office:value-type="string">
            <text:p text:style-name="P17">S<text:span text:style-name="T1">1-1</text:span></text:p>
          </table:table-cell>
        </table:table-row>
      </table:table>
      <text:h text:style-name="P22" text:outline-level="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1">№</text:p>
          </table:table-cell>
          <table:table-cell table:style-name="Таблица2.A1" office:value-type="string">
            <text:p text:style-name="P11">Т4</text:p>
          </table:table-cell>
          <table:table-cell table:style-name="Таблица2.A1" office:value-type="string">
            <text:p text:style-name="P11">ТС/КУ</text:p>
          </table:table-cell>
        </table:table-row>
        <table:table-row>
          <table:table-cell table:style-name="Таблица2.A1" office:value-type="string">
            <text:p text:style-name="P19">1.</text:p>
          </table:table-cell>
          <table:table-cell table:style-name="Таблица2.A1" office:value-type="string">
            <text:p text:style-name="Table_20_Contents">Ввод MT</text:p>
          </table:table-cell>
          <table:table-cell table:style-name="Таблица2.A1" office:value-type="string">
            <text:p text:style-name="P10"/>
          </table:table-cell>
        </table:table-row>
        <table:table-row>
          <table:table-cell table:style-name="Таблица2.A1" office:value-type="string">
            <text:p text:style-name="P19">2.</text:p>
          </table:table-cell>
          <table:table-cell table:style-name="Таблица2.A1" office:value-type="string">
            <text:p text:style-name="Table_20_Contents">Сигнал задачам T1, T2, T2 о вводе MT</text:p>
          </table:table-cell>
          <table:table-cell table:style-name="Таблица2.A1" office:value-type="string">
            <text:p text:style-name="P17">S<text:span text:style-name="T1">1,2,3-1</text:span></text:p>
          </table:table-cell>
        </table:table-row>
        <table:table-row>
          <table:table-cell table:style-name="Таблица2.A1" office:value-type="string">
            <text:p text:style-name="P19">3.</text:p>
          </table:table-cell>
          <table:table-cell table:style-name="Таблица2.A1" office:value-type="string">
            <text:p text:style-name="Table_20_Contents">Ждать ввода B в T1 и MZ в T2</text:p>
          </table:table-cell>
          <table:table-cell table:style-name="Таблица2.A1" office:value-type="string">
            <text:p text:style-name="P17">W<text:span text:style-name="T1">1-1, </text:span>W<text:span text:style-name="T1">2-1</text:span></text:p>
          </table:table-cell>
        </table:table-row>
        <table:table-row>
          <table:table-cell table:style-name="Таблица2.A1" office:value-type="string">
            <text:p text:style-name="P19">4.</text:p>
          </table:table-cell>
          <table:table-cell table:style-name="Таблица2.A1" office:value-type="string">
            <text:p text:style-name="Table_20_Contents">Копирование B</text:p>
          </table:table-cell>
          <table:table-cell table:style-name="Таблица2.A1" office:value-type="string">
            <text:p text:style-name="P10">КУ</text:p>
          </table:table-cell>
        </table:table-row>
        <table:table-row>
          <table:table-cell table:style-name="Таблица2.A1" office:value-type="string">
            <text:p text:style-name="P18"><text:span text:style-name="T5">5.</text:span></text:p>
          </table:table-cell>
          <table:table-cell table:style-name="Таблица2.A1" office:value-type="string">
            <text:p text:style-name="Table_20_Contents">Расчет C<text:span text:style-name="T1">H</text:span> = <text:span text:style-name="T5">B * MZ</text:span><text:span text:style-name="T3">H</text:span></text:p>
          </table:table-cell>
          <table:table-cell table:style-name="Таблица2.A1" office:value-type="string">
            <text:p text:style-name="P10"><text:span text:style-name="T1"/></text:p>
          </table:table-cell>
        </table:table-row>
        <table:table-row>
          <table:table-cell table:style-name="Таблица2.A1" office:value-type="string">
            <text:p text:style-name="P18">6.</text:p>
          </table:table-cell>
          <table:table-cell table:style-name="Таблица2.A1" office:value-type="string">
            <text:p text:style-name="Table_20_Contents">Сигнал задачам T1, T2, T3 о завершении расчета <text:s/>C<text:span text:style-name="T1">H</text:span></text:p>
          </table:table-cell>
          <table:table-cell table:style-name="Таблица2.A1" office:value-type="string">
            <text:p text:style-name="P17">S<text:span text:style-name="T1">1,2,3-2</text:span></text:p>
          </table:table-cell>
        </table:table-row>
        <table:table-row>
          <table:table-cell table:style-name="Таблица2.A1" office:value-type="string">
            <text:p text:style-name="P18">7.</text:p>
          </table:table-cell>
          <table:table-cell table:style-name="Таблица2.A1" office:value-type="string">
            <text:p text:style-name="Table_20_Contents">Ждать ввода MO в T3</text:p>
          </table:table-cell>
          <table:table-cell table:style-name="Таблица2.A1" office:value-type="string">
            <text:p text:style-name="P17"><text:s/>W<text:span text:style-name="T1">3-1</text:span></text:p>
          </table:table-cell>
        </table:table-row>
        <table:table-row>
          <table:table-cell table:style-name="Таблица2.A1" office:value-type="string">
            <text:p text:style-name="P18">8.</text:p>
          </table:table-cell>
          <table:table-cell table:style-name="Таблица2.A1" office:value-type="string">
            <text:p text:style-name="Table_20_Contents">Копирование MT</text:p>
          </table:table-cell>
          <table:table-cell table:style-name="Таблица2.A1" office:value-type="string">
            <text:p text:style-name="P10">КУ</text:p>
          </table:table-cell>
        </table:table-row>
        <table:table-row>
          <table:table-cell table:style-name="Таблица2.A1" office:value-type="string">
            <text:p text:style-name="P18"><text:span text:style-name="T18">9.</text:span></text:p>
          </table:table-cell>
          <table:table-cell table:style-name="Таблица2.A1" office:value-type="string">
            <text:p text:style-name="Table_20_Contents">Расчет <text:span text:style-name="T15">MC</text:span><text:span text:style-name="T2">H</text:span> = MO<text:span text:style-name="T2">H <text:s/></text:span><text:span text:style-name="T15">* MT</text:span></text:p>
          </table:table-cell>
          <table:table-cell table:style-name="Таблица2.A1" office:value-type="string">
            <text:p text:style-name="P10"><text:span text:style-name="T1"/></text:p>
          </table:table-cell>
        </table:table-row>
        <table:table-row>
          <table:table-cell table:style-name="Таблица2.A1" office:value-type="string">
            <text:p text:style-name="P18"><text:span text:style-name="T18">10.</text:span></text:p>
          </table:table-cell>
          <table:table-cell table:style-name="Таблица2.A1" office:value-type="string">
            <text:p text:style-name="Table_20_Contents">Сигнал задачам T1, T2, T3 о завершении расчета <text:s/><text:span text:style-name="T1"><text:s/></text:span><text:span text:style-name="T15">MC</text:span><text:span text:style-name="T2">H</text:span></text:p>
          </table:table-cell>
          <table:table-cell table:style-name="Таблица2.A1" office:value-type="string">
            <text:p text:style-name="P17">S<text:span text:style-name="T1">1,2,3-3</text:span></text:p>
          </table:table-cell>
        </table:table-row>
        <table:table-row>
          <table:table-cell table:style-name="Таблица2.A1" office:value-type="string">
            <text:p text:style-name="P18">11.</text:p>
          </table:table-cell>
          <table:table-cell table:style-name="Таблица2.A1" office:value-type="string">
            <text:p text:style-name="Table_20_Contents"><text:span text:style-name="T14">Ждать завершения счета C</text:span><text:span text:style-name="T1">H </text:span><text:span text:style-name="T14">в T1, T2, T3</text:span></text:p>
          </table:table-cell>
          <table:table-cell table:style-name="Таблица2.A1" office:value-type="string">
            <text:p text:style-name="P17">W<text:span text:style-name="T1">1-2</text:span>, W<text:span text:style-name="T1">2-2</text:span>, <text:s/>W<text:span text:style-name="T1">3-2</text:span></text:p>
          </table:table-cell>
        </table:table-row>
        <table:table-row>
          <table:table-cell table:style-name="Таблица2.A1" office:value-type="string">
            <text:p text:style-name="P18">12.</text:p>
          </table:table-cell>
          <table:table-cell table:style-name="Таблица2.A1" office:value-type="string">
            <text:p text:style-name="Table_20_Contents"><text:span text:style-name="T14">Копирование C</text:span></text:p>
          </table:table-cell>
          <table:table-cell table:style-name="Таблица2.A1" office:value-type="string">
            <text:p text:style-name="P10">КУ</text:p>
          </table:table-cell>
        </table:table-row>
        <table:table-row>
          <table:table-cell table:style-name="Таблица2.A1" office:value-type="string">
            <text:p text:style-name="P18">13.</text:p>
          </table:table-cell>
          <table:table-cell table:style-name="Таблица2.A1" office:value-type="string">
            <text:p text:style-name="Table_20_Contents"><text:span text:style-name="T14">Ждать завершения счета </text:span><text:span text:style-name="T15">MC</text:span><text:span text:style-name="T2">H</text:span><text:span text:style-name="T1"> </text:span><text:span text:style-name="T14">в T1, T2, T3</text:span></text:p>
          </table:table-cell>
          <table:table-cell table:style-name="Таблица2.A1" office:value-type="string">
            <text:p text:style-name="P17">W<text:span text:style-name="T1">1-3</text:span>, W<text:span text:style-name="T1">2-3</text:span>, <text:s/>W<text:span text:style-name="T1">3-3</text:span></text:p>
          </table:table-cell>
        </table:table-row>
        <table:table-row>
          <table:table-cell table:style-name="Таблица2.A1" office:value-type="string">
            <text:p text:style-name="P21">14.</text:p>
          </table:table-cell>
          <table:table-cell table:style-name="Таблица2.A1" office:value-type="string">
            <text:p text:style-name="P21">Расчет <text:span text:style-name="T15">A</text:span><text:span text:style-name="T2">H</text:span><text:span text:style-name="T15"> = C * MC</text:span><text:span text:style-name="T2">H</text:span></text:p>
          </table:table-cell>
          <table:table-cell table:style-name="Таблица2.A1" office:value-type="string">
            <text:p text:style-name="P20"/>
          </table:table-cell>
        </table:table-row>
        <table:table-row>
          <table:table-cell table:style-name="Таблица2.A1" office:value-type="string">
            <text:p text:style-name="Table_20_Contents">15.</text:p>
          </table:table-cell>
          <table:table-cell table:style-name="Таблица2.A1" office:value-type="string">
            <text:p text:style-name="Table_20_Contents"><text:span text:style-name="T14">Сигнал T1 о завершении расчета <text:s/></text:span><text:span text:style-name="T17">A</text:span><text:span text:style-name="T4">H</text:span></text:p>
          </table:table-cell>
          <table:table-cell table:style-name="Таблица2.A1" office:value-type="string">
            <text:p text:style-name="P17">S<text:span text:style-name="T1">1-1</text:span></text:p>
          </table:table-cell>
        </table:table-row>
      </table:table>
      <text:h text:style-name="P25" text:outline-level="1"><draw:connector text:anchor-type="paragraph" draw:z-index="1" draw:style-name="gr24" draw:text-style-name="P30" draw:type="curve" draw:line-skew="0cm -0.787cm" svg:x1="18.508cm" svg:y1="17.47cm" svg:x2="15.332cm" svg:y2="13.407cm" draw:start-shape="id1" draw:start-glue-point="10" draw:end-shape="id2" draw:end-glue-point="9" svg:d="m18508 17470c754 0 628-1419-354-1976s-2822-249-2822-2087"><text:p/></draw:connector><draw:g text:anchor-type="paragraph" draw:z-index="2" draw:style-name="gr25"><draw:custom-shape draw:style-name="gr26" draw:text-style-name="P26" draw:id="id4" svg:width="7.264cm" svg:height="9.501cm" svg:x="-1.155cm" svg:y="1.12cm"><text:p/>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27" draw:text-style-name="P31" svg:width="2.906cm" svg:height="0.689cm" svg:x="4.544cm" svg:y="1.42cm"><text:p text:style-name="P27"><text:span text:style-name="T21">S</text:span><text:span text:style-name="T22">2,3,4-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8" draw:text-style-name="P31" svg:width="2.906cm" svg:height="0.689cm" svg:x="4.368cm" svg:y="2.448cm"><text:p text:style-name="P27"><text:span text:style-name="T21">W</text:span><text:span text:style-name="T22">2-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31" svg:width="2.902cm" svg:height="0.687cm" svg:x="4.191cm" svg:y="3.408cm"><text:p text:style-name="P27"><text:span text:style-name="T23">S</text:span><text:span text:style-name="T24">2,3,4-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0" draw:text-style-name="P31" svg:width="2.906cm" svg:height="0.687cm" svg:x="3.93cm" svg:y="4.408cm"><text:p text:style-name="P27"><text:span text:style-name="T23">W</text:span><text:span text:style-name="T24">3-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1" draw:text-style-name="P31" draw:id="id8" svg:width="1.842cm" svg:height="1.451cm" svg:x="1.184cm" svg:y="12.171cm"><text:p text:style-name="P27"><text:span text:style-name="T21">B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32" draw:text-style-name="P32" svg:width="1.664cm" svg:height="1.001cm" svg:x="2.831cm" svg:y="12.52cm"><draw:text-box><text:p text:style-name="P28"><text:span text:style-name="T25">CS</text:span></text:p></draw:text-box></draw:frame><draw:frame draw:style-name="gr33" draw:text-style-name="P33" svg:width="1.664cm" svg:height="1.073cm" svg:x="1.136cm" svg:y="5.121cm"><draw:text-box><text:p text:style-name="P28"><text:span text:style-name="T26">T1</text:span></text:p></draw:text-box></draw:frame><draw:custom-shape draw:style-name="gr34" draw:text-style-name="P31" svg:width="2.904cm" svg:height="0.687cm" svg:x="3.754cm" svg:y="5.42cm"><text:p text:style-name="P27"><text:span text:style-name="T23">W</text:span><text:span text:style-name="T24">4-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5" draw:text-style-name="P31" svg:width="2.906cm" svg:height="0.689cm" svg:x="3.576cm" svg:y="6.449cm"><text:p text:style-name="P27"><text:span text:style-name="T23">S</text:span><text:span text:style-name="T24">2,3,4-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6" draw:text-style-name="P31" svg:width="2.909cm" svg:height="0.687cm" svg:x="3.283cm" svg:y="7.408cm"><text:p text:style-name="P27"><text:span text:style-name="T23">W</text:span><text:span text:style-name="T24">2,3,4-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7" draw:text-style-name="P31" svg:width="2.906cm" svg:height="0.687cm" svg:x="3.14cm" svg:y="8.408cm"><text:p text:style-name="P27"><text:span text:style-name="T23">W</text:span><text:span text:style-name="T24">2,3,4-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8" draw:text-style-name="P31" svg:width="2.908cm" svg:height="0.687cm" svg:x="2.799cm" svg:y="9.433cm"><text:p text:style-name="P27"><text:span text:style-name="T23">W</text:span><text:span text:style-name="T24">2,3,4-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9" draw:text-style-name="P26" draw:id="id5" svg:width="7.264cm" svg:height="9.501cm" svg:x="11.601cm" svg:y="1.12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40" draw:text-style-name="P31" svg:width="2.904cm" svg:height="0.689cm" svg:x="11.988cm" svg:y="1.42cm"><text:p text:style-name="P27"><text:span text:style-name="T23">S</text:span><text:span text:style-name="T24">1,3,4-1</text:span></text:p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1" draw:text-style-name="P31" svg:width="2.908cm" svg:height="0.689cm" svg:x="11.809cm" svg:y="2.448cm"><text:p text:style-name="P27"><text:span text:style-name="T23">W</text:span><text:span text:style-name="T24">1-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2" draw:text-style-name="P31" svg:width="2.908cm" svg:height="0.687cm" svg:x="11.633cm" svg:y="3.408cm"><text:p text:style-name="P27"><text:span text:style-name="T23">S</text:span><text:span text:style-name="T24">1,3,4-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3" draw:text-style-name="P31" svg:width="2.908cm" svg:height="0.687cm" svg:x="11.374cm" svg:y="4.408cm"><text:p text:style-name="P27"><text:span text:style-name="T23">W</text:span><text:span text:style-name="T24">3-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4" draw:text-style-name="P33" svg:width="1.567cm" svg:height="1.073cm" svg:x="14.57cm" svg:y="5.121cm"><draw:text-box><text:p text:style-name="P28"><text:span text:style-name="T26">T2</text:span></text:p></draw:text-box></draw:frame><draw:custom-shape draw:style-name="gr45" draw:text-style-name="P31" svg:width="2.906cm" svg:height="0.687cm" svg:x="11.196cm" svg:y="5.42cm"><text:p text:style-name="P27"><text:span text:style-name="T23">W</text:span><text:span text:style-name="T24">4-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6" draw:text-style-name="P31" svg:width="2.906cm" svg:height="0.689cm" svg:x="11.019cm" svg:y="6.449cm"><text:p text:style-name="P27"><text:span text:style-name="T23">S</text:span><text:span text:style-name="T24">1,3,4-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7" draw:text-style-name="P31" svg:width="2.908cm" svg:height="0.687cm" svg:x="10.728cm" svg:y="7.408cm"><text:p text:style-name="P27"><text:span text:style-name="T23">W</text:span><text:span text:style-name="T24">1,3,4-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8" draw:text-style-name="P31" svg:width="2.908cm" svg:height="0.687cm" svg:x="10.583cm" svg:y="8.408cm"><text:p text:style-name="P27"><text:span text:style-name="T23">W</text:span><text:span text:style-name="T24">1,3,4-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9" draw:text-style-name="P31" svg:width="2.908cm" svg:height="0.687cm" svg:x="10.243cm" svg:y="9.433cm"><text:p text:style-name="P27"><text:span text:style-name="T23">S</text:span><text:span text:style-name="T24">1-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0" draw:text-style-name="P26" draw:id="id3" svg:width="7.268cm" svg:height="9.501cm" svg:x="-1.302cm" svg:y="16.319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51" draw:text-style-name="P31" svg:width="2.906cm" svg:height="0.689cm" svg:x="4.398cm" svg:y="16.619cm"><text:p text:style-name="P27"><text:span text:style-name="T23">S</text:span><text:span text:style-name="T24">1,2,4-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2" draw:text-style-name="P31" svg:width="2.908cm" svg:height="0.687cm" svg:x="4.221cm" svg:y="17.649cm"><text:p text:style-name="P27"><text:span text:style-name="T23">W</text:span><text:span text:style-name="T24">1-1,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3" draw:text-style-name="P31" svg:width="2.906cm" svg:height="0.687cm" svg:x="4.045cm" svg:y="18.607cm"><text:p text:style-name="P27"><text:span text:style-name="T23">W</text:span><text:span text:style-name="T24">2-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4" draw:text-style-name="P31" svg:width="2.908cm" svg:height="0.687cm" svg:x="3.784cm" svg:y="19.607cm"><text:p text:style-name="P27"><text:span text:style-name="T23">S</text:span><text:span text:style-name="T24">1,2,4-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5" draw:text-style-name="P33" svg:width="1.664cm" svg:height="1.073cm" svg:x="0.991cm" svg:y="20.32cm"><draw:text-box><text:p text:style-name="P28"><text:span text:style-name="T26">T3</text:span></text:p></draw:text-box></draw:frame><draw:custom-shape draw:style-name="gr56" draw:text-style-name="P31" svg:width="2.906cm" svg:height="0.689cm" svg:x="3.607cm" svg:y="20.62cm"><text:p text:style-name="P27"><text:span text:style-name="T23">W</text:span><text:span text:style-name="T24">4-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7" draw:text-style-name="P31" svg:width="2.908cm" svg:height="0.689cm" svg:x="3.429cm" svg:y="21.648cm"><text:p text:style-name="P27"><text:span text:style-name="T23">S</text:span><text:span text:style-name="T24">1,2,4-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8" draw:text-style-name="P31" svg:width="2.904cm" svg:height="0.687cm" svg:x="3.142cm" svg:y="22.608cm"><text:p text:style-name="P27"><text:span text:style-name="T23">W</text:span><text:span text:style-name="T24">1,2,4-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9" draw:text-style-name="P31" svg:width="2.906cm" svg:height="0.687cm" svg:x="2.993cm" svg:y="23.608cm"><text:p text:style-name="P27"><text:span text:style-name="T23">W</text:span><text:span text:style-name="T24">1,2,4-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0" draw:text-style-name="P31" svg:width="2.908cm" svg:height="0.687cm" svg:x="2.655cm" svg:y="24.634cm"><text:p text:style-name="P27"><text:span text:style-name="T23">S</text:span><text:span text:style-name="T24">1-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1" draw:text-style-name="P26" draw:id="id7" svg:width="7.268cm" svg:height="9.501cm" svg:x="11.455cm" svg:y="16.319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62" draw:text-style-name="P31" svg:width="2.902cm" svg:height="0.687cm" svg:x="11.845cm" svg:y="16.82cm"><text:p text:style-name="P27"><text:span text:style-name="T23">S</text:span><text:span text:style-name="T24">1,2,3-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3" draw:text-style-name="P31" svg:width="2.908cm" svg:height="0.689cm" svg:x="11.665cm" svg:y="17.849cm"><text:p text:style-name="P27"><text:span text:style-name="T23">W</text:span><text:span text:style-name="T24">1-1,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4" draw:text-style-name="P31" svg:width="2.908cm" svg:height="0.687cm" svg:x="11.488cm" svg:y="18.808cm"><text:p text:style-name="P27"><text:span text:style-name="T23">W</text:span><text:span text:style-name="T24">2-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5" draw:text-style-name="P31" svg:width="2.908cm" svg:height="0.687cm" svg:x="11.229cm" svg:y="19.808cm"><text:p text:style-name="P27"><text:span text:style-name="T23">S</text:span><text:span text:style-name="T24">1,2,3-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66" draw:text-style-name="P33" svg:width="1.662cm" svg:height="1.073cm" svg:x="14.425cm" svg:y="20.32cm"><draw:text-box><text:p text:style-name="P28"><text:span text:style-name="T26">T4</text:span></text:p></draw:text-box></draw:frame><draw:custom-shape draw:style-name="gr67" draw:text-style-name="P31" svg:width="2.904cm" svg:height="0.687cm" svg:x="11.054cm" svg:y="20.821cm"><text:p text:style-name="P27"><text:span text:style-name="T23">W</text:span><text:span text:style-name="T24">3-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8" draw:text-style-name="P31" svg:width="2.904cm" svg:height="0.687cm" svg:x="10.876cm" svg:y="21.849cm"><text:p text:style-name="P27"><text:span text:style-name="T23">S</text:span><text:span text:style-name="T24">1,2,3-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9" draw:text-style-name="P31" svg:width="2.906cm" svg:height="0.685cm" svg:x="10.585cm" svg:y="22.809cm"><text:p text:style-name="P27"><text:span text:style-name="T23">W</text:span><text:span text:style-name="T24">1,2,3-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0" draw:text-style-name="P31" svg:width="2.908cm" svg:height="0.687cm" svg:x="10.439cm" svg:y="23.807cm"><text:p text:style-name="P27"><text:span text:style-name="T23">W</text:span><text:span text:style-name="T24">1,2,3-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1" draw:text-style-name="P31" svg:width="2.904cm" svg:height="0.687cm" svg:x="10.1cm" svg:y="24.834cm"><text:p text:style-name="P27"><text:span text:style-name="T23">S</text:span><text:span text:style-name="T24">1-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2" draw:text-style-name="P31" draw:id="id6" svg:width="1.841cm" svg:height="1.451cm" svg:x="7.546cm" svg:y="12.171cm"><text:p text:style-name="P27"><text:span text:style-name="T21">MT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3" draw:text-style-name="P31" draw:id="id2" svg:width="1.841cm" svg:height="1.451cm" svg:x="13.762cm" svg:y="12.171cm"><text:p text:style-name="P27"><text:span text:style-name="T21">C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onnector draw:style-name="gr74" draw:text-style-name="P30" draw:type="curve" svg:x1="3.239cm" svg:y1="16.32cm" svg:x2="14.679cm" svg:y2="13.621cm" draw:start-shape="id3" draw:start-glue-point="4" draw:end-shape="id2" draw:end-glue-point="8" svg:d="m3239 16320c0-2022 11440-673 11440-2699"><text:p/></draw:connector><draw:connector draw:style-name="gr75" draw:text-style-name="P30" draw:type="curve" svg:x1="2.475cm" svg:y1="10.617cm" svg:x2="14.679cm" svg:y2="12.171cm" draw:start-shape="id4" draw:start-glue-point="8" draw:end-shape="id2" draw:end-glue-point="4" svg:d="m2475 10617c0 1169 12204 393 12204 1554"><text:p/></draw:connector><draw:connector draw:style-name="gr76" draw:text-style-name="P30" draw:type="curve" svg:x1="15.231cm" svg:y1="10.617cm" svg:x2="9.116cm" svg:y2="12.381cm" draw:start-shape="id5" draw:start-glue-point="8" draw:end-shape="id6" draw:end-glue-point="11" svg:d="m15231 10617c0 1169-6115 287-6115 1764"><text:p/></draw:connector><draw:connector draw:style-name="gr77" draw:text-style-name="P30" draw:type="curve" svg:x1="15.995cm" svg:y1="16.32cm" svg:x2="9.116cm" svg:y2="13.407cm" draw:start-shape="id7" draw:start-glue-point="4" draw:end-shape="id6" draw:end-glue-point="9" svg:d="m15995 16320c0-2022-6879-567-6879-2913"><text:p/></draw:connector><draw:connector draw:style-name="gr78" draw:text-style-name="P30" draw:type="curve" svg:x1="2.33cm" svg:y1="16.32cm" svg:x2="7.812cm" svg:y2="13.407cm" draw:start-shape="id3" draw:start-glue-point="5" draw:end-shape="id6" draw:end-glue-point="7" svg:d="m2330 16320c0-2022 5482-567 5482-2913"><text:p/></draw:connector><draw:connector draw:style-name="gr79" draw:text-style-name="P30" draw:type="curve" svg:x1="1.566cm" svg:y1="10.617cm" svg:x2="7.812cm" svg:y2="12.381cm" draw:start-shape="id4" draw:start-glue-point="7" draw:end-shape="id6" draw:end-glue-point="5" svg:d="m1566 10617c0 1169 6246 287 6246 1764"><text:p/></draw:connector><draw:connector draw:style-name="gr80" draw:text-style-name="P30" draw:type="curve" svg:x1="15.088cm" svg:y1="16.32cm" svg:x2="2.754cm" svg:y2="13.407cm" draw:start-shape="id7" draw:start-glue-point="5" draw:end-shape="id8" draw:end-glue-point="9" svg:d="m15088 16320c0-2022-12334-567-12334-2913"><text:p/></draw:connector><draw:connector draw:style-name="gr81" draw:text-style-name="P30" draw:type="curve" svg:x1="14.324cm" svg:y1="10.617cm" svg:x2="2.754cm" svg:y2="12.381cm" draw:start-shape="id5" draw:start-glue-point="7" draw:end-shape="id8" draw:end-glue-point="11" svg:d="m14324 10617c0 1169-11570 287-11570 1764"><text:p/></draw:connector><draw:custom-shape draw:style-name="gr82" draw:text-style-name="P30" draw:id="id9" svg:width="0.563cm" svg:height="0.502cm" svg:x="16.815cm" svg:y="9.1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83" draw:text-style-name="P30" draw:type="curve" draw:line-skew="0cm 1.104cm" svg:x1="17.378cm" svg:y1="9.368cm" svg:x2="15.332cm" svg:y2="12.381cm" draw:start-shape="id9" draw:start-glue-point="10" draw:end-shape="id2" draw:end-glue-point="11" svg:d="m17378 9368c751 0 626 1318-72 1928s-1974 517-1974 1085"><text:p/></draw:connector><draw:custom-shape draw:style-name="gr84" draw:text-style-name="P30" svg:width="0.563cm" svg:height="0.502cm" svg:x="16.815cm" svg:y="9.1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5" draw:text-style-name="P30" svg:width="0.565cm" svg:height="0.5cm" svg:x="17.944cm" svg:y="17.2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6" draw:text-style-name="P30" draw:id="id1" svg:width="0.565cm" svg:height="0.5cm" svg:x="17.944cm" svg:y="17.2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7" draw:text-style-name="P30" svg:width="0.563cm" svg:height="0.502cm" svg:x="-0.815cm" svg:y="9.1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8" draw:text-style-name="P30" draw:id="id10" svg:width="0.563cm" svg:height="0.502cm" svg:x="-0.815cm" svg:y="9.1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89" draw:text-style-name="P30" draw:type="curve" draw:line-skew="0cm 1.577cm" svg:x1="-0.814cm" svg:y1="9.368cm" svg:x2="1.452cm" svg:y2="12.381cm" draw:start-shape="id10" draw:start-glue-point="6" draw:end-shape="id8" draw:end-glue-point="5" svg:d="m-815 9368c-753 0-628 1554 127 2342s2140 810 2140 671"><text:p/></draw:connector><draw:custom-shape draw:style-name="gr90" draw:text-style-name="P30" svg:width="0.565cm" svg:height="0.5cm" svg:x="0.314cm" svg:y="17.5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1" draw:text-style-name="P30" draw:id="id11" svg:width="0.565cm" svg:height="0.5cm" svg:x="0.314cm" svg:y="17.5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92" draw:text-style-name="P32" svg:width="1.666cm" svg:height="1.001cm" svg:x="9.273cm" svg:y="12.52cm"><draw:text-box><text:p text:style-name="P28"><text:span text:style-name="T25">Mut</text:span></text:p></draw:text-box></draw:frame><draw:frame draw:style-name="gr93" draw:text-style-name="P32" svg:width="2.229cm" svg:height="1.001cm" svg:x="15.489cm" svg:y="12.621cm"><draw:text-box><text:p text:style-name="P28"><text:span text:style-name="T25">SKD</text:span></text:p></draw:text-box></draw:frame><draw:frame draw:style-name="gr94" draw:text-style-name="P32" svg:width="2.375cm" svg:height="1.001cm" svg:x="7.433cm" svg:y="1.42cm"><draw:text-box><text:p text:style-name="P28"><text:span text:style-name="T25">S1</text:span></text:p></draw:text-box></draw:frame><draw:frame draw:style-name="gr95" draw:text-style-name="P32" svg:width="2.373cm" svg:height="1.001cm" svg:x="10.261cm" svg:y="1.42cm"><draw:text-box><text:p text:style-name="P28"><text:span text:style-name="T25">S2</text:span></text:p></draw:text-box></draw:frame><draw:frame draw:style-name="gr96" draw:text-style-name="P32" svg:width="2.377cm" svg:height="1.001cm" svg:x="6.415cm" svg:y="6.42cm"><draw:text-box><text:p text:style-name="P28"><text:span text:style-name="T25">S5</text:span></text:p></draw:text-box></draw:frame><draw:frame draw:style-name="gr97" draw:text-style-name="P32" svg:width="2.377cm" svg:height="0.835cm" svg:x="9.241cm" svg:y="6.42cm"><draw:text-box><text:p text:style-name="P28"><text:span text:style-name="T25">S6</text:span></text:p></draw:text-box></draw:frame><draw:frame draw:style-name="gr98" draw:text-style-name="P32" svg:width="2.377cm" svg:height="1.001cm" svg:x="7.093cm" svg:y="3.42cm"><draw:text-box><text:p text:style-name="P28"><text:span text:style-name="T25">S3</text:span></text:p></draw:text-box></draw:frame><draw:frame draw:style-name="gr99" draw:text-style-name="P32" svg:width="2.373cm" svg:height="1.001cm" svg:x="10.146cm" svg:y="3.42cm"><draw:text-box><text:p text:style-name="P28"><text:span text:style-name="T25">S4</text:span></text:p></draw:text-box></draw:frame><draw:frame draw:style-name="gr100" draw:text-style-name="P32" svg:width="2.371cm" svg:height="1.001cm" svg:x="7.209cm" svg:y="16.619cm"><draw:text-box><text:p text:style-name="P28"><text:span text:style-name="T25">S7</text:span></text:p></draw:text-box></draw:frame><draw:frame draw:style-name="gr101" draw:text-style-name="P32" svg:width="2.377cm" svg:height="1.001cm" svg:x="10.031cm" svg:y="16.619cm"><draw:text-box><text:p text:style-name="P28"><text:span text:style-name="T25">S8</text:span></text:p></draw:text-box></draw:frame><draw:frame draw:style-name="gr102" draw:text-style-name="P32" svg:width="2.373cm" svg:height="1.001cm" svg:x="6.191cm" svg:y="21.62cm"><draw:text-box><text:p text:style-name="P28"><text:span text:style-name="T25">S11</text:span></text:p></draw:text-box></draw:frame><draw:frame draw:style-name="gr103" draw:text-style-name="P32" svg:width="2.375cm" svg:height="0.835cm" svg:x="9.017cm" svg:y="21.62cm"><draw:text-box><text:p text:style-name="P28"><text:span text:style-name="T25">S12</text:span></text:p></draw:text-box></draw:frame><draw:frame draw:style-name="gr104" draw:text-style-name="P32" svg:width="2.373cm" svg:height="1.001cm" svg:x="6.869cm" svg:y="19.62cm"><draw:text-box><text:p text:style-name="P28"><text:span text:style-name="T25">S9</text:span></text:p></draw:text-box></draw:frame><draw:frame draw:style-name="gr105" draw:text-style-name="P32" svg:width="2.373cm" svg:height="1.001cm" svg:x="9.807cm" svg:y="19.62cm"><draw:text-box><text:p text:style-name="P28"><text:span text:style-name="T25">S10</text:span></text:p></draw:text-box></draw:frame><draw:frame draw:style-name="gr106" draw:text-style-name="P32" svg:width="2.375cm" svg:height="0.835cm" svg:x="8.111cm" svg:y="9.319cm"><draw:text-box><text:p text:style-name="P28"><text:span text:style-name="T25">Eve1</text:span></text:p></draw:text-box></draw:frame><draw:frame draw:style-name="gr107" draw:text-style-name="P32" svg:width="2.373cm" svg:height="0.835cm" svg:x="5.738cm" svg:y="24.62cm"><draw:text-box><text:p text:style-name="P28"><text:span text:style-name="T25">Eve2</text:span></text:p></draw:text-box></draw:frame><draw:frame draw:style-name="gr108" draw:text-style-name="P32" svg:width="2.375cm" svg:height="0.835cm" svg:x="8.111cm" svg:y="24.62cm"><draw:text-box><text:p text:style-name="P28"><text:span text:style-name="T25">Eve3</text:span></text:p></draw:text-box></draw:frame><draw:connector draw:style-name="gr109" draw:text-style-name="P30" draw:type="curve" draw:line-skew="0cm -1.091cm" svg:x1="0.314cm" svg:y1="17.769cm" svg:x2="1.452cm" svg:y2="13.407cm" draw:start-shape="id11" draw:start-glue-point="6" draw:end-shape="id8" draw:end-glue-point="7" svg:d="m314 17769c-751 0-626-1645-155-2333s1293-420 1293-2029"><text:p/></draw:connector></draw:g>Этап 3. Разработка схемы взаимодействия задач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9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732cm" fo:margin-bottom="1.60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6T22:42:36</meta:creation-date>
    <dc:date>2010-02-24T09:57:38</dc:date>
    <meta:editing-duration>PT29H47M58S</meta:editing-duration>
    <meta:editing-cycles>61</meta:editing-cycles>
    <meta:generator>OpenOffice.org/3.1$Linux OpenOffice.org_project/310m19$Build-9420</meta:generator>
    <dc:creator>Pustovit Michael</dc:creator>
    <meta:printed-by>Pustovit Michael</meta:printed-by>
    <meta:print-date>2010-02-24T07:34:32</meta:print-date>
    <meta:document-statistic meta:table-count="2" meta:image-count="0" meta:object-count="0" meta:page-count="5" meta:paragraph-count="198" meta:word-count="578" meta:character-count="2634"/>
  </office:meta>
</office:document-meta>
</file>